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8e80" officeooo:paragraph-rsid="00188e80"/>
    </style:style>
    <style:style style:name="P2" style:family="paragraph" style:parent-style-name="Standard">
      <style:text-properties officeooo:paragraph-rsid="00188e80"/>
    </style:style>
    <style:style style:name="P3" style:family="paragraph" style:parent-style-name="Standard">
      <style:text-properties officeooo:rsid="001ab2a4" officeooo:paragraph-rsid="001ab2a4"/>
    </style:style>
    <style:style style:name="P4" style:family="paragraph" style:parent-style-name="Standard">
      <style:text-properties officeooo:rsid="001b600b" officeooo:paragraph-rsid="001b600b"/>
    </style:style>
    <style:style style:name="P5" style:family="paragraph" style:parent-style-name="Standard">
      <style:text-properties officeooo:rsid="001e428a" officeooo:paragraph-rsid="001e428a"/>
    </style:style>
    <style:style style:name="P6" style:family="paragraph" style:parent-style-name="Standard">
      <style:text-properties officeooo:rsid="001e428a" officeooo:paragraph-rsid="001f9f52"/>
    </style:style>
    <style:style style:name="P7" style:family="paragraph" style:parent-style-name="Standard" style:list-style-name="L1">
      <style:text-properties officeooo:paragraph-rsid="001f9f52"/>
    </style:style>
    <style:style style:name="P8" style:family="paragraph" style:parent-style-name="Standard" style:list-style-name="L1">
      <style:text-properties officeooo:rsid="001f9f52" officeooo:paragraph-rsid="001f9f52"/>
    </style:style>
    <style:style style:name="T1" style:family="text">
      <style:text-properties officeooo:rsid="00197ab3"/>
    </style:style>
    <style:style style:name="T2" style:family="text">
      <style:text-properties officeooo:rsid="00188e80"/>
    </style:style>
    <style:style style:name="T3" style:family="text">
      <style:text-properties fo:color="#ce9178" loext:opacity="100%" fo:font-family="Consolas, 'Courier New', monospace" fo:font-size="10.5pt" fo:font-weight="normal" fo:background-color="#1f1f1f" loext:char-shading-value="0"/>
    </style:style>
    <style:style style:name="T4" style:family="text">
      <style:text-properties fo:color="#569cd6" loext:opacity="100%" fo:font-family="Consolas, 'Courier New', monospace" fo:font-size="10.5pt" fo:font-weight="normal" fo:background-color="#1f1f1f" loext:char-shading-value="0"/>
    </style:style>
    <style:style style:name="T5" style:family="text">
      <style:text-properties officeooo:rsid="001b600b"/>
    </style:style>
    <style:style style:name="T6" style:family="text">
      <style:text-properties officeooo:rsid="001e428a"/>
    </style:style>
    <style:style style:name="T7" style:family="text">
      <style:text-properties officeooo:rsid="001f9f5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eads</text:h>
      <text:p text:style-name="P1">We start by removing the exact duplicated data</text:p>
      <text:p text:style-name="P1"/>
      <text:h text:style-name="Heading_20_2" text:outline-level="2">date_of_last_request, created_at, updated_at, date_of_last_contact</text:h>
      <text:p text:style-name="P2"><text:span text:style-name="T1">convert the column (when necessary) to a </text:span><text:span text:style-name="T2">common format </text:span><text:span text:style-name="T3">"%m/</text:span><text:span text:style-name="T4">%d</text:span><text:span text:style-name="T3">/%Y %H:%M:%S"</text:span></text:p>
      <text:p text:style-name="P1"/>
      <text:h text:style-name="Heading_20_2" text:outline-level="2">buyer, seller, commercial, do_not_call, <text:span text:style-name="T5">merged</text:span></text:h>
      <text:p text:style-name="P3">convert the column (when necessary) to True | False</text:p>
      <text:p text:style-name="P3">if the column contains (1 or 0 or t or n)</text:p>
      <text:p text:style-name="P3"/>
      <text:p text:style-name="P4">String columns</text:p>
      <text:p text:style-name="P4">Normalization</text:p>
      <text:p text:style-name="P4">Correct the encoding</text:p>
      <text:p text:style-name="P4"/>
      <text:p text:style-name="P5">SCD type 2:</text:p>
      <text:p text:style-name="P6">we add:</text:p>
      <text:list text:style-name="L1">
        <text:list-item>
          <text:p text:style-name="P7"><text:span text:style-name="T6">src_id: </text:span><text:span text:style-name="T7">integer</text:span></text:p>
        </text:list-item>
        <text:list-item>
          <text:p text:style-name="P8">effective_start_date: date</text:p>
        </text:list-item>
        <text:list-item>
          <text:p text:style-name="P8">effective_end_date: date</text:p>
        </text:list-item>
        <text:list-item>
          <text:p text:style-name="P8">is_current: bool</text:p>
        </text:list-item>
        <text:list-item>
          <text:p text:style-name="P8">version_id: integ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A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A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1T14:43:33.888722200</meta:creation-date>
    <dc:date>2026-01-03T13:48:33.009821200</dc:date>
    <meta:editing-duration>PT42M33S</meta:editing-duration>
    <meta:editing-cycles>6</meta:editing-cycles>
    <meta:generator>LibreOffice/25.8.4.2$Windows_X86_64 LibreOffice_project/290daaa01b999472f0c7a3890eb6a550fd74c6df</meta:generator>
    <meta:document-statistic meta:table-count="0" meta:image-count="0" meta:object-count="0" meta:page-count="1" meta:paragraph-count="17" meta:word-count="75" meta:character-count="499" meta:non-whitespace-character-count="446"/>
  </office:meta>
</office:document-meta>
</file>